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fastapi import FastAPI</text:p>
      <text:p text:style-name="Standard">from fastapi.middleware.cors import CORSMiddleware</text:p>
      <text:p text:style-name="Standard">from pydantic import BaseModel</text:p>
      <text:p text:style-name="Standard">import mysql.connector</text:p>
      <text:p text:style-name="Standard"/>
      <text:p text:style-name="Standard">app = FastAPI()</text:p>
      <text:p text:style-name="Standard"/>
      <text:p text:style-name="Standard"># Configuración CORS</text:p>
      <text:p text:style-name="Standard">app.add_middleware(</text:p>
      <text:p text:style-name="Standard"><text:s text:c="4"/>CORSMiddleware,</text:p>
      <text:p text:style-name="Standard"><text:s text:c="4"/>allow_origins=["*"],</text:p>
      <text:p text:style-name="Standard"><text:s text:c="4"/>allow_credentials=True,</text:p>
      <text:p text:style-name="Standard"><text:s text:c="4"/>allow_methods=["*"],</text:p>
      <text:p text:style-name="Standard"><text:s text:c="4"/>allow_headers=["*"],</text:p>
      <text:p text:style-name="Standard">)</text:p>
      <text:p text:style-name="Standard"/>
      <text:p text:style-name="Standard"># Configuración de la base de datos</text:p>
      <text:p text:style-name="Standard">db_config = {</text:p>
      <text:p text:style-name="Standard"><text:s text:c="4"/>"host": "localhost",</text:p>
      <text:p text:style-name="Standard"><text:s text:c="4"/>"user": "root",</text:p>
      <text:p text:style-name="Standard"><text:s text:c="4"/>"password": "tu_contraseña",</text:p>
      <text:p text:style-name="Standard"><text:s text:c="4"/>"database": "kairosfin"</text:p>
      <text:p text:style-name="Standard">}</text:p>
      <text:p text:style-name="Standard"/>
      <text:p text:style-name="Standard"># Modelo para ingresos y egresos</text:p>
      <text:p text:style-name="Standard">class Movimiento(BaseModel):</text:p>
      <text:p text:style-name="Standard"><text:s text:c="4"/>fecha: str</text:p>
      <text:p text:style-name="Standard"><text:s text:c="4"/>monto: float</text:p>
      <text:p text:style-name="Standard"><text:s text:c="4"/>descripcion: str</text:p>
      <text:p text:style-name="Standard"/>
      <text:p text:style-name="Standard"># Modelo para deudas</text:p>
      <text:p text:style-name="Standard">class Deuda(BaseModel):</text:p>
      <text:p text:style-name="Standard"><text:s text:c="4"/>fecha: str</text:p>
      <text:p text:style-name="Standard"><text:s text:c="4"/>monto: float</text:p>
      <text:p text:style-name="Standard"><text:s text:c="4"/>descripcion: str</text:p>
      <text:p text:style-name="Standard"/>
      <text:p text:style-name="Standard"># Ruta para registrar un ingreso</text:p>
      <text:p text:style-name="Standard">@app.post("/ingresos")</text:p>
      <text:p text:style-name="Standard">def registrar_ingreso(mov: Movimiento):</text:p>
      <text:p text:style-name="Standard"><text:s text:c="4"/>conn = mysql.connector.connect(**db_config)</text:p>
      <text:p text:style-name="Standard"><text:s text:c="4"/>cursor = conn.cursor()</text:p>
      <text:p text:style-name="Standard"><text:s text:c="4"/>cursor.execute("INSERT INTO ingresos (fecha, monto, descripcion) VALUES (%s, %s, %s)",</text:p>
      <text:p text:style-name="Standard"><text:s text:c="19"/>(mov.fecha, mov.monto, mov.descripcion))</text:p>
      <text:p text:style-name="Standard"><text:s text:c="4"/>conn.commit()</text:p>
      <text:p text:style-name="Standard"><text:s text:c="4"/>conn.close()</text:p>
      <text:p text:style-name="Standard"><text:s text:c="4"/>return {"mensaje": "Ingreso registrado correctamente"}</text:p>
      <text:p text:style-name="Standard"/>
      <text:p text:style-name="Standard"># Ruta para registrar un egreso</text:p>
      <text:p text:style-name="Standard">@app.post("/egresos")</text:p>
      <text:p text:style-name="Standard">def registrar_egreso(mov: Movimiento):</text:p>
      <text:p text:style-name="Standard"><text:s text:c="4"/>conn = mysql.connector.connect(**db_config)</text:p>
      <text:p text:style-name="Standard"><text:s text:c="4"/>cursor = conn.cursor()</text:p>
      <text:p text:style-name="Standard"><text:soft-page-break/><text:s text:c="4"/>cursor.execute("INSERT INTO egresos (fecha, monto, descripcion) VALUES (%s, %s, %s)",</text:p>
      <text:p text:style-name="Standard"><text:s text:c="19"/>(mov.fecha, mov.monto, mov.descripcion))</text:p>
      <text:p text:style-name="Standard"><text:s text:c="4"/>conn.commit()</text:p>
      <text:p text:style-name="Standard"><text:s text:c="4"/>conn.close()</text:p>
      <text:p text:style-name="Standard"><text:s text:c="4"/>return {"mensaje": "Egreso registrado correctamente"}</text:p>
      <text:p text:style-name="Standard"/>
      <text:p text:style-name="Standard"># Ruta para registrar una deuda</text:p>
      <text:p text:style-name="Standard">@app.post("/deudas")</text:p>
      <text:p text:style-name="Standard">def registrar_deuda(deuda: Deuda):</text:p>
      <text:p text:style-name="Standard"><text:s text:c="4"/>conn = mysql.connector.connect(**db_config)</text:p>
      <text:p text:style-name="Standard"><text:s text:c="4"/>cursor = conn.cursor()</text:p>
      <text:p text:style-name="Standard"><text:s text:c="4"/>cursor.execute("INSERT INTO deudas (fecha, monto, descripcion) VALUES (%s, %s, %s)",</text:p>
      <text:p text:style-name="Standard"><text:s text:c="19"/>(deuda.fecha, deuda.monto, deuda.descripcion))</text:p>
      <text:p text:style-name="Standard"><text:s text:c="4"/>conn.commit()</text:p>
      <text:p text:style-name="Standard"><text:s text:c="4"/>conn.close()</text:p>
      <text:p text:style-name="Standard"><text:s text:c="4"/>return {"mensaje": "Deuda registrada correctamente"}</text:p>
      <text:p text:style-name="Standard"/>
      <text:p text:style-name="Standard"># Ruta para obtener el resumen general</text:p>
      <text:p text:style-name="Standard">@app.get("/resumen-general")</text:p>
      <text:p text:style-name="Standard">def resumen_general():</text:p>
      <text:p text:style-name="Standard"><text:s text:c="4"/>conn = mysql.connector.connect(**db_config)</text:p>
      <text:p text:style-name="Standard"><text:s text:c="4"/>cursor = conn.cursor()</text:p>
      <text:p text:style-name="Standard"/>
      <text:p text:style-name="Standard"><text:s text:c="4"/># Ingresos anuales</text:p>
      <text:p text:style-name="Standard"><text:s text:c="4"/>cursor.execute("SELECT MONTH(fecha), SUM(monto) FROM ingresos GROUP BY MONTH(fecha)")</text:p>
      <text:p text:style-name="Standard"><text:s text:c="4"/>ingresos_anuales = [{"mes": mes, "total": total} for mes, total in cursor.fetchall()]</text:p>
      <text:p text:style-name="Standard"/>
      <text:p text:style-name="Standard"><text:s text:c="4"/># Egresos anuales</text:p>
      <text:p text:style-name="Standard"><text:s text:c="4"/>cursor.execute("SELECT MONTH(fecha), SUM(monto) FROM egresos GROUP BY MONTH(fecha)")</text:p>
      <text:p text:style-name="Standard"><text:s text:c="4"/>egresos_anuales = [{"mes": mes, "total": total} for mes, total in cursor.fetchall()]</text:p>
      <text:p text:style-name="Standard"/>
      <text:p text:style-name="Standard"><text:s text:c="4"/># Ingresos mensuales (por día del mes actual)</text:p>
      <text:p text:style-name="Standard"><text:s text:c="4"/>cursor.execute("SELECT DAY(fecha), SUM(monto) FROM ingresos WHERE MONTH(fecha) = MONTH(CURRENT_DATE()) GROUP BY DAY(fecha)")</text:p>
      <text:p text:style-name="Standard"><text:s text:c="4"/>ingresos_mensuales = [{"dia": dia, "total": total} for dia, total in cursor.fetchall()]</text:p>
      <text:p text:style-name="Standard"/>
      <text:p text:style-name="Standard"><text:s text:c="4"/># Egresos mensuales (por día del mes actual)</text:p>
      <text:p text:style-name="Standard"><text:s text:c="4"/>cursor.execute("SELECT DAY(fecha), SUM(monto) FROM egresos WHERE MONTH(fecha) = MONTH(CURRENT_DATE()) GROUP BY DAY(fecha)")</text:p>
      <text:p text:style-name="Standard"><text:s text:c="4"/>egresos_mensuales = [{"dia": dia, "total": total} for dia, total in cursor.fetchall()]</text:p>
      <text:p text:style-name="Standard"/>
      <text:p text:style-name="Standard"><text:s text:c="4"/># Deudas anuales</text:p>
      <text:p text:style-name="Standard"><text:s text:c="4"/>cursor.execute("SELECT MONTH(fecha), SUM(monto) FROM deudas GROUP BY MONTH(fecha)")</text:p>
      <text:p text:style-name="Standard"><text:s text:c="4"/>deudas_anuales = [{"mes": mes, "total": total} for mes, total in cursor.fetchall()]</text:p>
      <text:p text:style-name="Standard"/>
      <text:p text:style-name="Standard"><text:s text:c="4"/># Deudas mensuales (por día del mes actual)</text:p>
      <text:p text:style-name="Standard"><text:s text:c="4"/>cursor.execute("SELECT DAY(fecha), SUM(monto) FROM deudas WHERE MONTH(fecha) = MONTH(CURRENT_DATE()) GROUP BY DAY(fecha)")</text:p>
      <text:p text:style-name="Standard"><text:s text:c="4"/>deudas_mensuales = [{"dia": dia, "total": total} for dia, total in cursor.fetchall()]</text:p>
      <text:p text:style-name="Standard"><text:soft-page-break/></text:p>
      <text:p text:style-name="Standard"><text:s text:c="4"/>conn.close()</text:p>
      <text:p text:style-name="Standard"/>
      <text:p text:style-name="Standard"><text:s text:c="4"/>return {</text:p>
      <text:p text:style-name="Standard"><text:s text:c="8"/>"ingresos_anuales": ingresos_anuales or [],</text:p>
      <text:p text:style-name="Standard"><text:s text:c="8"/>"egresos_anuales": egresos_anuales or [],</text:p>
      <text:p text:style-name="Standard"><text:s text:c="8"/>"ingresos_mensuales": ingresos_mensuales or [],</text:p>
      <text:p text:style-name="Standard"><text:s text:c="8"/>"egresos_mensuales": egresos_mensuales or [],</text:p>
      <text:p text:style-name="Standard"><text:s text:c="8"/>"deudas_anuales": deudas_anuales or [],</text:p>
      <text:p text:style-name="Standard"><text:s text:c="8"/>"deudas_mensuales": deudas_mensuales or []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4:56:57.569106600</meta:creation-date>
    <dc:date>2025-08-07T14:57:15.212797400</dc:date>
    <meta:editing-duration>PT17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92" meta:word-count="383" meta:character-count="3748" meta:non-whitespace-character-count="3128"/>
  </office:meta>
</office:document-meta>
</file>